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4b0df" officeooo:paragraph-rsid="0014b0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austa</text:p>
      <text:p text:style-name="P1"/>
      <text:p text:style-name="P1">Toinen riv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0:14:12.916162878</meta:creation-date>
    <dc:date>2019-03-07T00:14:49.180194912</dc:date>
    <meta:editing-duration>PT37S</meta:editing-duration>
    <meta:editing-cycles>1</meta:editing-cycles>
    <meta:document-statistic meta:table-count="0" meta:image-count="0" meta:object-count="0" meta:page-count="1" meta:paragraph-count="2" meta:word-count="3" meta:character-count="20" meta:non-whitespace-character-count="19"/>
    <meta:generator>LibreOffice/6.2.0.3$MacOSX_X86_64 LibreOffice_project/98c6a8a1c6c7b144ce3cc729e34964b47ce25d62</meta:generator>
  </office:meta>
</office:document-meta>
</file>